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</office:automatic-styles>
  <office:body>
    <office:text text:use-soft-page-breaks="true">
      <text:p text:style-name="P1">Ndipoo file transfer</text:p>
      <text:p text:style-name="Standard"/>
      <text:p text:style-name="Textbody">Document:<text:tab/>Project Track</text:p>
      <text:p text:style-name="Textbody">Project Manager: Mc Samuel Shoko, Kassim Masuku</text:p>
      <text:p text:style-name="Textbody"/>
      <text:p text:style-name="Textbody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Project Manager</text:p>
          </table:table-cell>
          <table:table-cell table:style-name="TableCell7">
            <text:p text:style-name="TableContents">Mc Smauel Shoko, Kassim Masuku</text:p>
          </table:table-cell>
        </table:table-row>
        <table:table-row table:style-name="TableRow8">
          <table:table-cell table:style-name="TableCell9">
            <text:p text:style-name="TableContents">Developers</text:p>
          </table:table-cell>
          <table:table-cell table:style-name="TableCell10">
            <text:p text:style-name="TableContents">Kassim Masuku, Mc Samuel Shoko</text:p>
          </table:table-cell>
        </table:table-row>
        <table:table-row table:style-name="TableRow11">
          <table:table-cell table:style-name="TableCell12">
            <text:p text:style-name="TableContents">UI/UX designers</text:p>
          </table:table-cell>
          <table:table-cell table:style-name="TableCell13">
            <text:p text:style-name="TableContents">Kassim Masuku, Mc Samuel</text:p>
          </table:table-cell>
        </table:table-row>
      </table:table>
      <text:p text:style-name="Textbody"/>
      <text:p text:style-name="Textbody"/>
      <text:p text:style-name="Textbody"/>
      <text:p text:style-name="Textbody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Table of Contents</text:p>
          <text:p text:style-name="Contents2"><text:a xlink:href="#__RefHeading___Toc96_3269259255" office:target-frame-name="_top" xlink:show="replace">Project Goals<text:tab/>2</text:a></text:p>
          <text:p text:style-name="Contents2"><text:a xlink:href="#__RefHeading___Toc98_3269259255" office:target-frame-name="_top" xlink:show="replace">Project Scope<text:tab/>2</text:a></text:p>
          <text:p text:style-name="Contents2"><text:a xlink:href="#__RefHeading___Toc100_3269259255" office:target-frame-name="_top" xlink:show="replace">Project Schedule<text:tab/>2</text:a></text:p>
          <text:p text:style-name="Contents2"><text:a xlink:href="#__RefHeading___Toc102_3269259255" office:target-frame-name="_top" xlink:show="replace">Project Resources<text:tab/>2</text:a></text:p>
          <text:p text:style-name="Contents2"><text:a xlink:href="#__RefHeading___Toc104_3269259255" office:target-frame-name="_top" xlink:show="replace">Project Risks<text:tab/>3</text:a></text:p>
          <text:p text:style-name="Contents2"><text:a xlink:href="#__RefHeading___Toc106_3269259255" office:target-frame-name="_top" xlink:show="replace">Project Mitigation Strategies<text:tab/>3</text:a></text:p>
          <text:p text:style-name="Contents2"><text:a xlink:href="#__RefHeading___Toc108_3269259255" office:target-frame-name="_top" xlink:show="replace">Project Approvals<text:tab/>3</text:a></text:p>
        </text:index-body>
      </text:table-of-content>
      <text:p text:style-name="Textbody"/>
      <text:p text:style-name="Textbody"/>
      <text:h text:style-name="Heading2" text:outline-level="2"/>
      <text:h text:style-name="Heading2" text:outline-level="2"/>
      <text:h text:style-name="Heading2" text:outline-level="2"/>
      <text:h text:style-name="Heading2" text:outline-level="2"/>
      <text:h text:style-name="Heading2" text:outline-level="2"><text:bookmark-start text:name="__RefHeading___Toc96_3269259255"/>Project Goals<text:bookmark-end text:name="__RefHeading___Toc96_3269259255"/></text:h>
      <text:p text:style-name="Standard"/>
      <text:p text:style-name="Standard">Create a file sharing app that allows users to share files with each other easily.</text:p>
      <text:soft-page-break/>
      <text:p text:style-name="Standard">The app should be cross-platform and should work on both Android and iOS devices.</text:p>
      <text:p text:style-name="Standard">The app should be secure and should protect the privacy of the users' files.</text:p>
      <text:p text:style-name="Standard"/>
      <text:h text:style-name="Heading2" text:outline-level="2"><text:bookmark-start text:name="__RefHeading___Toc98_3269259255"/>Project Scope<text:bookmark-end text:name="__RefHeading___Toc98_3269259255"/></text:h>
      <text:p text:style-name="Standard"/>
      <text:p text:style-name="Standard">The app will be a Flutter app.</text:p>
      <text:p text:style-name="Standard">The app will allow users to share files with each other using a variety of methods, including Bluetooth, WiFi, and the internet.</text:p>
      <text:p text:style-name="Standard">The app will be secure and will protect the privacy of the users' files.</text:p>
      <text:p text:style-name="Standard"/>
      <text:h text:style-name="Heading2" text:outline-level="2"><text:bookmark-start text:name="__RefHeading___Toc100_3269259255"/>Project Schedule<text:bookmark-end text:name="__RefHeading___Toc100_3269259255"/></text:h>
      <text:p text:style-name="Standard"/>
      <text:p text:style-name="Standard">The project will be completed in 8 weeks.</text:p>
      <text:p text:style-name="Standard">The following is a tentative schedule of activities:</text:p>
      <text:p text:style-name="Standard">Week 1: Requirements gathering and planning</text:p>
      <text:p text:style-name="Standard">Week 2: Development of the user interface</text:p>
      <text:p text:style-name="Standard">Week 3: Development of the file sharing functionality</text:p>
      <text:p text:style-name="Standard">Week 4: Development of the security features</text:p>
      <text:p text:style-name="Standard">Week 5: Testing and bug fixing</text:p>
      <text:p text:style-name="Standard">Week 6: Deployment to the App Store and Google Play</text:p>
      <text:p text:style-name="Standard">Week 7: Promotion and marketing</text:p>
      <text:p text:style-name="Standard">Week 8: Ongoing support and maintenance</text:p>
      <text:p text:style-name="Standard"/>
      <text:h text:style-name="Heading2" text:outline-level="2"><text:bookmark-start text:name="__RefHeading___Toc102_3269259255"/>Project Resources<text:bookmark-end text:name="__RefHeading___Toc102_3269259255"/></text:h>
      <text:p text:style-name="Standard"/>
      <text:p text:style-name="Standard">The following resources will be needed to complete the project:</text:p>
      <text:p text:style-name="Standard">A computer with Flutter installed</text:p>
      <text:p text:style-name="Standard">A text editor or IDE</text:p>
      <text:p text:style-name="Standard">A testing device (Android or iOS)</text:p>
      <text:p text:style-name="Standard"/>
      <text:h text:style-name="Heading2" text:outline-level="2"><text:bookmark-start text:name="__RefHeading___Toc104_3269259255"/>Project Risks<text:bookmark-end text:name="__RefHeading___Toc104_3269259255"/></text:h>
      <text:p text:style-name="Standard"/>
      <text:p text:style-name="Standard">The following are some of the risks associated with the project:</text:p>
      <text:p text:style-name="Standard">The project may not be completed on time or within budget.</text:p>
      <text:p text:style-name="Standard">The app may not be secure or may not protect the privacy of the users' files.</text:p>
      <text:p text:style-name="Standard">The app may not be well-received by users.</text:p>
      <text:p text:style-name="Standard"/>
      <text:h text:style-name="Heading2" text:outline-level="2"><text:bookmark-start text:name="__RefHeading___Toc106_3269259255"/>Project Mitigation Strategies<text:bookmark-end text:name="__RefHeading___Toc106_3269259255"/></text:h>
      <text:p text:style-name="Standard"/>
      <text:p text:style-name="Standard">The following are some of the mitigation strategies for the risks associated with the project:</text:p>
      <text:p text:style-name="Standard">The project will be carefully planned and managed to minimize the risk of delays or cost overruns.</text:p>
      <text:soft-page-break/>
      <text:p text:style-name="Standard">The security features of the app will be carefully designed and implemented to protect the privacy of the users' files.</text:p>
      <text:p text:style-name="Standard">The app will be user-tested throughout the development process to ensure that it is well-received by users.</text:p>
      <text:p text:style-name="Standard"/>
      <text:h text:style-name="Heading2" text:outline-level="2"><text:bookmark-start text:name="__RefHeading___Toc108_3269259255"/>Project Approvals<text:bookmark-end text:name="__RefHeading___Toc108_3269259255"/></text:h>
      <text:p text:style-name="Standard"/>
      <text:p text:style-name="Standard">The following approvals will be required before the project can be completed:</text:p>
      <text:p text:style-name="Standard">The project manager will need to approve the project plan.</text:p>
      <text:p text:style-name="Standard">The users will need to approve the requirements for the app.</text:p>
      <text:p text:style-name="Standard">The technical team will need to approve the technical design for the ap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ssim Mdala</dc:creator>
    <meta:creation-date>2023-07-14T16:32:00Z</meta:creation-date>
    <dc:date>2023-07-15T09:05:00Z</dc:date>
    <meta:template xlink:href="Normal.dotm" xlink:type="simple"/>
    <meta:editing-cycles>6</meta:editing-cycles>
    <meta:editing-duration>PT31920S</meta:editing-duration>
    <meta:user-defined meta:name="GrammarlyDocumentId">2ac1f55733a03fa444412a75bc7efb5d51a01ea53299a928b362c393195bd8e4</meta:user-defined>
    <meta:document-statistic meta:page-count="3" meta:paragraph-count="79" meta:word-count="487" meta:character-count="2850" meta:row-count="101" meta:non-whitespace-character-count="2442"/>
  </office:meta>
</office:document-meta>
</file>